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DBEAFF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thin solid #CBCBCB" style:vertical-align="middle" fo:wrap-option="wrap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Collegamento_32_ipertestuale" style:data-style-name="N0">
      <style:table-cell-properties style:vertical-align="middle" fo:background-color="#EFEFEF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AAAAAA" fo:border-left="none" fo:border-right="thin solid #CBCBCB" style:vertical-align="middle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AAAAAA" fo:border-left="none" fo:border-right="none" fo:background-color="#FFFFFF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4.5520833333333cm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modulo</text:p>
          </table:table-cell>
          <table:table-cell office:value-type="string" table:style-name="ce1">
            <text:p>Codice</text:p>
          </table:table-cell>
          <table:table-cell office:value-type="string" table:style-name="ce1">
            <text:p>Traduzione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1">
            <text:p>coursepath</text:p>
          </table:table-cell>
          <table:table-cell office:value-type="string" table:style-name="ce1">
            <text:p>_NO_COURSEPATH_FOUND</text:p>
          </table:table-cell>
          <table:table-cell office:value-type="string" table:style-name="ce1">
            <text:p>Nessun percorso formativo trovato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NO_COURSEPATH_SELECTED</text:p>
          </table:table-cell>
          <table:table-cell office:value-type="string" table:style-name="ce1">
            <text:p>Nessun percorso formativo selezionato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metacertificate</text:p>
          </table:table-cell>
          <table:table-cell office:value-type="string" table:style-name="ce1">
            <text:p>_NEW_AGGREGATE_CERTIFICATE</text:p>
          </table:table-cell>
          <table:table-cell office:value-type="string" table:style-name="ce1">
            <text:p>Nuovo certificato aggregato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SSOCIATES_AGGREGATE_CERTIFICATE</text:p>
          </table:table-cell>
          <table:table-cell office:value-type="string" table:style-name="ce1">
            <text:p>Associazioni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GGREGATE_CERTIFICATE_LIST</text:p>
          </table:table-cell>
          <table:table-cell office:value-type="string" table:style-name="ce1">
            <text:p>Lista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SSIGN_AGGREGATE_CERTIFICATE</text:p>
          </table:table-cell>
          <table:table-cell office:value-type="string" table:style-name="ce1">
            <text:p>Assegna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GGRETATE_CERTIFICATES_ASSOCIATION_CAPTION</text:p>
          </table:table-cell>
          <table:table-cell office:value-type="string" table:style-name="ce1">
            <text:p>Associazione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_NEW_ASSOCIATION_AGGRETATE_CERTIFICATE</text:p>
          </table:table-cell>
          <table:table-cell office:value-type="string" table:style-name="ce1">
            <text:p>Nuova associazion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ndard</text:p>
          </table:table-cell>
          <table:table-cell office:value-type="string" table:style-name="ce4">
            <text:p>_COURSEPATHS</text:p>
          </table:table-cell>
          <table:table-cell office:value-type="string" table:style-name="ce5">
            <text:p>Percorsi formativi</text:p>
          </table:table-cell>
          <table:table-cell table:style-name="ce1"/>
          <table:table-cell table:style-name="ce5"/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8">
            <text:p>standard</text:p>
          </table:table-cell>
          <table:table-cell office:value-type="string" table:style-name="ce9">
            <text:p>_COURSEPATH</text:p>
          </table:table-cell>
          <table:table-cell office:value-type="string" table:style-name="ce10">
            <text:p>Percorso formativo</text:p>
          </table:table-cell>
          <table:table-cell table:style-name="ce1"/>
          <table:table-cell table:number-columns-repeated="3" table:style-name="ce11"/>
          <table:table-cell table:number-columns-repeated="16375"/>
        </table:table-row>
        <table:table-row table:style-name="ro2">
          <table:table-cell table:number-columns-repeated="3"/>
          <table:table-cell office:value-type="string" table:style-name="ce1">
            <text:p>_USER_RELEASE</text:p>
          </table:table-cell>
          <table:table-cell office:value-type="string" table:style-name="ce1">
            <text:p>Rilascio del certificato all'utente</text:p>
          </table:table-cell>
          <table:table-cell table:number-columns-repeated="2" table:style-name="ce1"/>
          <table:table-cell table:style-name="ce12"/>
          <table:table-cell table:number-columns-repeated="16376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Foglio2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Foglio3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ollegamento_32_ipertestuale" style:display-name="Collegamento ipertestual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Gregorio Giorgino</meta:initial-creator>
    <dc:creator>Greg Giorgino</dc:creator>
    <meta:creation-date>2019-09-12T09:49:25Z</meta:creation-date>
    <dc:date>2019-10-12T08:47:13Z</dc:date>
    <meta:editing-cycles>7</meta:editing-cycles>
    <meta:editing-duration>PT24076S</meta:editing-duration>
  </office:meta>
</office:document-meta>
</file>